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3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720" ns42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ns42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ns42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ns42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ns42:value-type="string">
            <text:p>Terms</text:p>
          </table:table-cell>
          <table:table-cell table:style-name="ce14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ns42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ns42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ns42:value-type="string">
            <text:p>Date</text:p>
          </table:table-cell>
          <table:table-cell table:style-name="ce18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ns42:value-type="string">
            <text:p>Rate</text:p>
          </table:table-cell>
          <table:table-cell table:style-name="ce18" office:value-type="string" ns42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30" ns42:value-type="date">
            <text:p>03/30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4/01, 04/03</text:p>
          </table:table-cell>
          <table:table-cell table:style-name="ce29" office:value-type="string" ns42:value-type="string">
            <text:p>Cleaning</text:p>
          </table:table-cell>
          <table:table-cell table:style-name="ce45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6" ns42:value-type="date">
            <text:p>04/06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4/08, 04/10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13" ns42:value-type="date">
            <text:p>04/13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4/15, 04/17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0" ns42:value-type="date">
            <text:p>04/20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04/22, 04/24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0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7" ns42:value-type="date">
            <text:p>04/27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ns42:value-type="string">
            <text:p>Total</text:p>
          </table:table-cell>
          <table:table-cell table:style-name="ce43" table:formula="of:=SUM([.I15:.I25])" office:value-type="currency" office:currency="USD" office:value="720" ns42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ns42:value-type="string">
            <text:p>Balance Due</text:p>
          </table:table-cell>
          <table:table-cell table:style-name="ce44" table:formula="of:=SUM([.I16:.I26])" office:value-type="currency" office:currency="USD" office:value="720" ns42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6:33:41.129421408</dc:date>
    <meta:editing-duration>PT4H21M29S</meta:editing-duration>
    <meta:editing-cycles>61</meta:editing-cycles>
    <meta:document-statistic meta:table-count="1" meta:cell-count="73" meta:object-count="1"/>
    <meta:generator>ODFPY/1.4.2</meta:generator>
  </office:meta>
</office:document-meta>
</file>